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68b" officeooo:paragraph-rsid="001a868b"/>
    </style:style>
    <style:style style:name="P2" style:family="paragraph" style:parent-style-name="Standard">
      <style:text-properties officeooo:rsid="001be990" officeooo:paragraph-rsid="001be990"/>
    </style:style>
    <style:style style:name="P3" style:family="paragraph" style:parent-style-name="Text_20_body">
      <style:text-properties officeooo:rsid="001d57f2" officeooo:paragraph-rsid="001d57f2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officeooo:rsid="00206566" officeooo:paragraph-rsid="00206566"/>
    </style:style>
    <style:style style:name="T1" style:family="text">
      <style:text-properties officeooo:rsid="001f2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pter 1</text:h>
      <text:h text:style-name="P5" text:outline-level="1">Apocalypse now</text:h>
      <text:p text:style-name="Text_20_body"/>
      <text:p text:style-name="P3">August 2025</text:p>
      <text:p text:style-name="P1"/>
      <text:p text:style-name="P1">It was a blast which deformed one more p<text:span text:style-name="T1">ie</text:span>ce of <text:span text:style-name="T1">a </text:span>building, which now was resembling the rest of the nearly completely demolished neighborhood…</text:p>
      <text:p text:style-name="P1"/>
      <text:p text:style-name="P1">War is a heartless machine - creation of politicians doesn’t take any precaution and doesn’t differentiate amongst beings: be it a cat, dog, child or a grown-up. </text:p>
      <text:p text:style-name="P1"/>
      <text:p text:style-name="P2">Heat and destruction are bad partners add dust and smoke to it and one has a nearly apocalyptical premise, which was laying right in front our eyes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8T20:18:16.769591735</meta:creation-date>
    <dc:date>2025-11-25T11:14:46.891372383</dc:date>
    <meta:editing-duration>PT7M2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84" meta:character-count="488" meta:non-whitespace-character-count="408"/>
  </office:meta>
</office:document-meta>
</file>